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157d29"/>
    </style:style>
    <style:style style:name="P2" style:family="paragraph" style:parent-style-name="Table_20_Contents">
      <style:text-properties officeooo:rsid="0005259e" officeooo:paragraph-rsid="00157d29"/>
    </style:style>
    <style:style style:name="P3" style:family="paragraph" style:parent-style-name="Table_20_Contents">
      <style:text-properties officeooo:rsid="0005259e" officeooo:paragraph-rsid="00158e9a"/>
    </style:style>
    <style:style style:name="P4" style:family="paragraph" style:parent-style-name="Table_20_Contents" style:list-style-name="L1">
      <style:text-properties officeooo:rsid="0005259e" officeooo:paragraph-rsid="00157d29"/>
    </style:style>
    <style:style style:name="P5" style:family="paragraph" style:parent-style-name="Table_20_Contents" style:list-style-name="L1">
      <style:text-properties officeooo:rsid="0005259e" officeooo:paragraph-rsid="00158e9a"/>
    </style:style>
    <style:style style:name="P6" style:family="paragraph" style:parent-style-name="Table_20_Contents" style:list-style-name="L1">
      <style:text-properties officeooo:rsid="00029d1f" officeooo:paragraph-rsid="00157d29"/>
    </style:style>
    <style:style style:name="P7" style:family="paragraph" style:parent-style-name="Table_20_Contents">
      <style:text-properties officeooo:rsid="00019178" officeooo:paragraph-rsid="00158e9a"/>
    </style:style>
    <style:style style:name="P8" style:family="paragraph" style:parent-style-name="Table_20_Contents" style:list-style-name="L1">
      <style:text-properties officeooo:rsid="00019178" officeooo:paragraph-rsid="00158e9a"/>
    </style:style>
    <style:style style:name="P9" style:family="paragraph" style:parent-style-name="Table_20_Contents">
      <style:text-properties fo:font-weight="bold" officeooo:paragraph-rsid="00157d29" style:font-weight-asian="bold" style:font-weight-complex="bold"/>
    </style:style>
    <style:style style:name="P10" style:family="paragraph" style:parent-style-name="Table_20_Contents">
      <style:text-properties fo:font-weight="bold" officeooo:rsid="0005259e" officeooo:paragraph-rsid="00157d29" style:font-weight-asian="bold" style:font-weight-complex="bold"/>
    </style:style>
    <style:style style:name="P11" style:family="paragraph" style:parent-style-name="Table_20_Contents">
      <style:text-properties fo:font-weight="bold" officeooo:rsid="0005259e" officeooo:paragraph-rsid="00158e9a" style:font-weight-asian="bold" style:font-weight-complex="bold"/>
    </style:style>
    <style:style style:name="P12" style:family="paragraph" style:parent-style-name="Table_20_Contents" style:list-style-name="L1">
      <style:text-properties officeooo:paragraph-rsid="00157d29"/>
    </style:style>
    <style:style style:name="P13" style:family="paragraph" style:parent-style-name="Standard">
      <style:text-properties officeooo:paragraph-rsid="0014aae5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14aae5" style:font-weight-asian="bold" style:font-weight-complex="bold"/>
    </style:style>
    <style:style style:name="P15" style:family="paragraph" style:parent-style-name="Standard" style:list-style-name="L1">
      <style:text-properties officeooo:paragraph-rsid="00157d29"/>
    </style:style>
    <style:style style:name="P16" style:family="paragraph" style:parent-style-name="Standard" style:list-style-name="L1">
      <style:text-properties officeooo:paragraph-rsid="00158e9a"/>
    </style:style>
    <style:style style:name="T1" style:family="text">
      <style:text-properties officeooo:rsid="0014aae5"/>
    </style:style>
    <style:style style:name="T2" style:family="text">
      <style:text-properties officeooo:rsid="00157d29"/>
    </style:style>
    <style:style style:name="T3" style:family="text">
      <style:text-properties officeooo:rsid="00019178"/>
    </style:style>
    <style:style style:name="T4" style:family="text">
      <style:text-properties officeooo:rsid="000712ab"/>
    </style:style>
    <style:style style:name="T5" style:family="text">
      <style:text-properties officeooo:rsid="0002c37c"/>
    </style:style>
    <style:style style:name="T6" style:family="text">
      <style:text-properties officeooo:rsid="00029d1f"/>
    </style:style>
    <style:style style:name="T7" style:family="text">
      <style:text-properties officeooo:rsid="0008c8c9"/>
    </style:style>
    <style:style style:name="T8" style:family="text">
      <style:text-properties officeooo:rsid="00158e9a"/>
    </style:style>
    <style:style style:name="T9" style:family="text">
      <style:text-properties officeooo:rsid="0005259e"/>
    </style:style>
    <style:style style:name="T10" style:family="text">
      <style:text-properties fo:font-weight="bold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INTERVISTA <text:s/>AL COMMITTENTE PER LA STESURA DEL DOCUMENTO DEI REQUISITI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PARTE I – DATI DELL'INTERVISTA</text:p>
      <text:list xml:id="list357256001" text:style-name="L1">
        <text:list-item>
          <text:p text:style-name="P15"><text:span text:style-name="T2">Nome de progetto</text:span></text:p>
        </text:list-item>
        <text:list-item>
          <text:p text:style-name="P15"><text:span text:style-name="T2">Data </text:span></text:p>
        </text:list-item>
        <text:list-item>
          <text:p text:style-name="P15"><text:span text:style-name="T2">Nome dell'intervistato</text:span></text:p>
        </text:list-item>
        <text:list-item>
          <text:p text:style-name="P15"><text:span text:style-name="T2">Ruolo dell'intervistato all'interno dell'azienda</text:span></text:p>
        </text:list-item>
        <text:list-item>
          <text:p text:style-name="P12"><text:span text:style-name="T3">Recapiti e-mail e telefono dell'intervistato</text:span></text:p>
        </text:list-item>
      </text:list>
      <text:p text:style-name="P1"><text:span text:style-name="T3"/></text:p>
      <text:p text:style-name="P1"><text:span text:style-name="T3"/></text:p>
      <text:p text:style-name="P1"><text:span text:style-name="T3"/></text:p>
      <text:p text:style-name="P1">PARTE II – IL COMMITTENTE</text:p>
      <text:list xml:id="list1251664729" text:continue-numbering="true" text:style-name="L1">
        <text:list-item>
          <text:p text:style-name="P12"><text:span text:style-name="T2">Qual è l'attività principale dell'azienda</text:span></text:p>
        </text:list-item>
        <text:list-item>
          <text:p text:style-name="P12"><text:span text:style-name="T2">Informazioni generali sull'azienda (dimensioni, localizzazione geografica, strategie...)</text:span></text:p>
        </text:list-item>
        <text:list-item>
          <text:p text:style-name="P12"><text:span text:style-name="T6">Quali sono i fattori chiave che inducono il vostro target a scegliere i prodotti/servizi della vostra azienda?</text:span></text:p>
        </text:list-item>
        <text:list-item>
          <text:p text:style-name="P12"><text:span text:style-name="T6">Come si differenzia la vostra azienda rispetto ai vostri principali competitor? (Indicare gli url dei principali competitor)</text:span></text:p>
        </text:list-item>
        <text:list-item>
          <text:p text:style-name="P12"><text:span text:style-name="T2">Esiste già un indirizzo registrato per il sito che si vuole pubblicare? Qual è tale indirizzo? Se ne vogliono registrare altri che puntino alo stesso sito?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9"><text:span text:style-name="T2">PARTE III - </text:span><text:span text:style-name="T4">SITUAZIONE PRECEDENTE</text:span><text:span text:style-name="T3"> </text:span><text:span text:style-name="T4">E <text:s/>OBIETTIVI DEL NUOVO SITO</text:span></text:p>
      <text:list xml:id="list996381730" text:continue-numbering="true" text:style-name="L1">
        <text:list-item>
          <text:p text:style-name="P12"><text:span text:style-name="T2">Quali sono gli aspetti rilevanti del sito precedente? (se esiste)</text:span></text:p>
        </text:list-item>
        <text:list-item>
          <text:p text:style-name="P12"><text:span text:style-name="T2">Quali sono gli a</text:span><text:span text:style-name="T3">spetti positivi del sito precedente?</text:span><text:span text:style-name="T2"> (se esiste)</text:span></text:p>
        </text:list-item>
        <text:list-item>
          <text:p text:style-name="P12"><text:span text:style-name="T2">Quali sono gli a</text:span><text:span text:style-name="T3">spetti negativi del sito precedente?</text:span><text:span text:style-name="T2"> (se esiste)</text:span></text:p>
        </text:list-item>
        <text:list-item>
          <text:p text:style-name="P4"><text:span text:style-name="T3">Quali migliorie </text:span><text:span text:style-name="T4">o funzionalità </text:span><text:span text:style-name="T3">si desidera introdurre rispetto al sito precedente?</text:span><text:span text:style-name="T2"> (se esiste)</text:span></text:p>
        </text:list-item>
        <text:list-item>
          <text:p text:style-name="P4"><text:span text:style-name="T2">Esistono dati riguardanti gli</text:span><text:span text:style-name="T5"> accessi</text:span><text:span text:style-name="T3"> al sito precedente? </text:span><text:span text:style-name="T2"><text:s/>(se esiste)</text:span></text:p>
        </text:list-item>
        <text:list-item>
          <text:p text:style-name="P4"><text:span text:style-name="T2">Quali sono gli o</text:span><text:span text:style-name="T3">biettivi da raggiungere attraverso il </text:span><text:span text:style-name="T2">nuovo sito</text:span><text:span text:style-name="T3"> </text:span><text:span text:style-name="T4">e </text:span><text:span text:style-name="T2">quali le </text:span><text:span text:style-name="T4">loro priorità?</text:span><text:span text:style-name="T2"> (se esiste)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10"><text:span text:style-name="T2">PARTE IV – UTENTI DEL SITO</text:span></text:p>
      <text:list xml:id="list410874760" text:continue-numbering="true" text:style-name="L1">
        <text:list-item>
          <text:p text:style-name="P12"><text:span text:style-name="T6">Quali sono le </text:span><text:span text:style-name="T2">principali </text:span><text:span text:style-name="T6">tipologie di clienti dell'azienda </text:span><text:span text:style-name="T2">(f</text:span><text:span text:style-name="T4">ascia di età, sesso, lingua, livello culturale, localizzazione geografica, esperienza nel dominio applicativo...</text:span><text:span text:style-name="T2">)</text:span><text:span text:style-name="T6">? </text:span></text:p>
        </text:list-item>
        <text:list-item>
          <text:p text:style-name="P6"><text:span text:style-name="T4">Qu</text:span><text:span text:style-name="T2">a</text:span><text:span text:style-name="T4">li sono gli obiettivi degli utenti in relazione al sito? Quali saranno gli scopi che spingeranno gli utenti a visitare il sito?</text:span></text:p>
        </text:list-item>
        <text:list-item>
          <text:p text:style-name="P6">Qual è l'azione che si vorrebbe gli utenti compissero sul nuovo sito <text:span text:style-name="T2">(visitare una certa pagina, scaricare un certo documento, inviare una mail al committente, ordinare un prodotto...)</text:span>?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10"><text:span text:style-name="T2">PARTE V - </text:span><text:span text:style-name="T7">REQUISITI DI COMUNICAZIONE DEL SITO</text:span></text:p>
      <text:list xml:id="list1805035476" text:continue-numbering="true" text:style-name="L1">
        <text:list-item>
          <text:p text:style-name="P4"><text:span text:style-name="T7">Esiste uno standard per la comunicazione grafica aziendale a cui riferirsi (loghi, colori, tipologia di font e caratteri)? </text:span></text:p>
        </text:list-item>
        <text:list-item>
          <text:p text:style-name="P4"><text:span text:style-name="T7">Quali sono i c</text:span><text:span text:style-name="T3">olori aziendali? </text:span></text:p>
        </text:list-item>
        <text:list-item>
          <text:p text:style-name="P4"><text:soft-page-break/><text:span text:style-name="T2">Quali sono i l</text:span><text:span text:style-name="T3">oghi o slogan o mission aziendali. </text:span></text:p>
        </text:list-item>
        <text:list-item>
          <text:p text:style-name="P4"><text:span text:style-name="T2">In generale, c</text:span><text:span text:style-name="T6">ome viene percepita la vostra azienda dal pubblico?</text:span></text:p>
        </text:list-item>
        <text:list-item>
          <text:p text:style-name="P4"><text:span text:style-name="T6">Come si vuole che il sito venga percepito? (informale, serioso, essenziale, prestigioso, amichevole, autorevole, divertente, innovativo, …)</text:span></text:p>
        </text:list-item>
        <text:list-item>
          <text:p text:style-name="P4"><text:span text:style-name="T6">Esista una comunità online? Su quali </text:span><text:span text:style-name="T2">S</text:span><text:span text:style-name="T6">ocial </text:span><text:span text:style-name="T2">N</text:span><text:span text:style-name="T6">etwork? Volete crearne una (se già non esiste)?</text:span></text:p>
        </text:list-item>
      </text:list>
      <text:p text:style-name="P2"><text:span text:style-name="T6"/></text:p>
      <text:p text:style-name="P2"><text:span text:style-name="T6"/></text:p>
      <text:p text:style-name="P2"><text:span text:style-name="T6"/></text:p>
      <text:p text:style-name="P10"><text:span text:style-name="T2">PARTE VI - </text:span><text:span text:style-name="T7">SICUREZZA E PRIVACY</text:span></text:p>
      <text:list xml:id="list459266185" text:continue-numbering="true" text:style-name="L1">
        <text:list-item>
          <text:p text:style-name="P4"><text:span text:style-name="T7">Nel sito saranno presenti </text:span><text:span text:style-name="T2">sezioni</text:span><text:span text:style-name="T7"> private accessibili soltanto da utenti autorizzati?</text:span></text:p>
        </text:list-item>
        <text:list-item>
          <text:p text:style-name="P4"><text:span text:style-name="T7">Si prevede la registrazione e conservazione di dati sensibili (dati personali degli utenti, dati privati dell'azie</text:span><text:span text:style-name="T2">n</text:span><text:span text:style-name="T7">da)?</text:span></text:p>
        </text:list-item>
        <text:list-item>
          <text:p text:style-name="P4"><text:span text:style-name="T7">Sono previste transazioni finanziarie online?</text:span></text:p>
        </text:list-item>
      </text:list>
      <text:p text:style-name="P2"><text:span text:style-name="T7"/></text:p>
      <text:p text:style-name="P2"><text:span text:style-name="T7"/></text:p>
      <text:p text:style-name="P2"><text:span text:style-name="T7"/></text:p>
      <text:p text:style-name="P10"><text:span text:style-name="T2">PARTE VII - </text:span><text:span text:style-name="T7">CONTENUTO DEL SITO</text:span></text:p>
      <text:list xml:id="list1195345375" text:continue-numbering="true" text:style-name="L1">
        <text:list-item>
          <text:p text:style-name="P4"><text:span text:style-name="T7">Chi convaliderà gli aggiornamenti del sito?</text:span></text:p>
        </text:list-item>
        <text:list-item>
          <text:p text:style-name="P5"><text:span text:style-name="T8">Quali saranno le sezioni del sito da aggiornare più spesso? Con quale periodicità?</text:span></text:p>
        </text:list-item>
        <text:list-item>
          <text:p text:style-name="P5"><text:span text:style-name="T3">E' necessario proporre il sito in altre lingue? </text:span><text:span text:style-name="T8">Chi si occuperà della traduzione dei contenuti?</text:span></text:p>
        </text:list-item>
        <text:list-item>
          <text:p text:style-name="P5"><text:span text:style-name="T5">Ci sono scadenze precise o impellenti per la pubblicazione del sito?</text:span></text:p>
        </text:list-item>
        <text:list-item>
          <text:p text:style-name="P5"><text:span text:style-name="T5">Volete utilizzare particolari tecnologie per il nuovo sito (ad esempio: Flash, Javascript...). In che modo pensate miglioreranno la qualità del sito?</text:span></text:p>
        </text:list-item>
        <text:list-item>
          <text:p text:style-name="P5"><text:span text:style-name="T8">Quali saranno le f</text:span><text:span text:style-name="T3">unzioni interattive richieste (form contatti, news, guestbook, commenti...)?</text:span></text:p>
        </text:list-item>
      </text:list>
      <text:p text:style-name="P3"><text:span text:style-name="T3"/></text:p>
      <text:p text:style-name="P3"><text:span text:style-name="T3"/></text:p>
      <text:p text:style-name="P3"><text:span text:style-name="T3"/></text:p>
      <text:p text:style-name="P11"><text:span text:style-name="T8">PARTE VIII – STRUTTURA DEL SITO</text:span></text:p>
      <text:list xml:id="list1740419349" text:continue-numbering="true" text:style-name="L1">
        <text:list-item>
          <text:p text:style-name="P8"><text:span text:style-name="T8">Definire una mappa grafica del sito</text:span></text:p>
        </text:list-item>
        <text:list-item>
          <text:p text:style-name="P8"><text:span text:style-name="T5">Definire una gabbia di massima per il sito</text:span></text:p>
        </text:list-item>
      </text:list>
      <text:p text:style-name="P7"><text:span text:style-name="T5"/></text:p>
      <text:p text:style-name="P7"><text:span text:style-name="T5"/></text:p>
      <text:list xml:id="list1673336336" text:continue-numbering="true" text:style-name="L1">
        <text:list-item>
          <text:p text:style-name="P16"><text:span text:style-name="T6">Citate alcuni URL di siti che ritenete particolarmen</text:span><text:span text:style-name="T8">te</text:span><text:span text:style-name="T6"> interessanti/attraenti. Cosa vi piace di più di questi siti?</text:span></text:p>
        </text:list-item>
      </text:list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8T11:30:24</meta:creation-date>
    <dc:date>2011-03-18T11:56:34</dc:date>
    <meta:editing-duration>PT00H06M57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2" meta:paragraph-count="46" meta:word-count="505" meta:character-count="3421"/>
  </office:meta>
</office:document-meta>
</file>